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b248" officeooo:paragraph-rsid="0000b248"/>
    </style:style>
    <style:style style:name="P2" style:family="paragraph" style:parent-style-name="Standard">
      <style:text-properties fo:font-weight="normal" officeooo:rsid="0000b248" officeooo:paragraph-rsid="0000b248"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0b24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Assignment 2b</text:span></text:p>
      <text:p text:style-name="P2">Apply Locally weighted regression on Housing dataset and compare the accuracies found in the linear regression.</text:p>
      <text:p text:style-name="Standard"><text:span text:style-name="T1">Submitted by: IEC2016012</text:span> <text:s text:c="2"/></text:p>
      <text:p text:style-name="Standard"/>
      <text:p text:style-name="P1">LWR was applied on the dataset for different values of tau ranging from 0.1 to 2000. The graphs were plotted and the result was inferred using the cost function, indicating the error in the prediction.</text:p>
      <text:p text:style-name="Standard"/>
      <text:p text:style-name="Standard"><text:span text:style-name="T2">Thus using the graphs, i</text:span>t <text:span text:style-name="T2">was </text:span>inferred that:</text:p>
      <text:p text:style-name="Standard"><text:s/>- A small value of tau led to <text:span text:style-name="T1">Overfitting</text:span></text:p>
      <text:p text:style-name="Standard"><text:s/>- Too big a value falsif<text:span text:style-name="T2">ied </text:span>the use of this non-parametric algorithm</text:p>
      <text:p text:style-name="Standard"><text:s/>- A good value of <text:span text:style-name="T1">tau</text:span> <text:span text:style-name="T2">was</text:span> found in the range of <text:span text:style-name="T1">150-3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03-12T17:00:24.631918315</dc:date>
    <meta:editing-duration>PT4M57S</meta:editing-duration>
    <meta:editing-cycles>1</meta:editing-cycles>
    <meta:document-statistic meta:table-count="0" meta:image-count="0" meta:object-count="0" meta:page-count="1" meta:paragraph-count="8" meta:word-count="98" meta:character-count="563" meta:non-whitespace-character-count="467"/>
  </office:meta>
</office:document-meta>
</file>